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506cm"/>
    </style:style>
    <style:style style:name="P1" style:family="paragraph">
      <style:paragraph-properties fo:margin-top="0cm" fo:margin-bottom="0cm" style:text-autospace="none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color="#008000" fo:font-family="Monaco" style:font-family-generic="modern" style:font-pitch="fixed" fo:font-size="20pt" fo:font-weight="normal" style:font-family-asian="Monaco" style:font-family-generic-asian="modern" style:font-pitch-asian="fixed" style:font-size-asian="20pt" style:font-weight-asian="normal" style:font-family-complex="Monaco" style:font-family-generic-complex="modern" style:font-pitch-complex="fixed" style:font-size-complex="20pt" style:font-weight-complex="normal"/>
    </style:style>
    <style:style style:name="T2" style:family="text">
      <style:text-properties fo:color="#7f0055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3" style:family="text"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4" style:family="text">
      <style:text-properties fo:color="#7f0055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5" style:family="text"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6" style:family="text">
      <style:text-properties fo:color="#7f0055"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7" style:family="text">
      <style:text-properties fo:color="#000000" fo:font-family="Monaco" style:font-family-generic="modern" style:font-pitch="fixed" fo:font-size="20pt" style:text-underline-style="none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8" style:family="text">
      <style:text-properties fo:color="#000000" fo:font-family="Monaco" style:font-family-generic="modern" style:font-pitch="fixed" fo:font-size="20pt" style:text-underline-style="none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9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11.399999618530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Goal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nguage tailored to liquid handling robots</text:p>
              </text:list-item>
              <text:list-item>
                <text:p>Abstracts away the details of robot control</text:p>
              </text:list-item>
              <text:list-item>
                <text:p>Portable between labs</text:p>
              </text:list-item>
              <text:list-item>
                <text:p>Portable across robots</text:p>
              </text:list-item>
              <text:list-item>
                <text:p>Extensible with new peripheral devices</text:p>
              </text:list-item>
              <text:list-item>
                <text:p>Can handle complex and tedious tas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urrent capabiliti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airly intelligent pipetting (tip handling, pipetting policy, cleaning, source well choices)</text:p>
              </text:list-item>
              <text:list-item>
                <text:p>Portable protocols involving pipetting and various devices</text:p>
              </text:list-item>
              <text:list-item>
                <text:p>User-defined functions (but not easily shared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urrent work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ile Roboease scripts</text:p>
              </text:list-item>
              <text:list-item>
                <text:p>Compatibility with Weizmann robots</text:p>
              </text:list-item>
              <text:list-item>
                <text:p>Capable of handling import CADMAD protocols</text:p>
              </text:list-item>
              <text:list-item>
                <text:p>Productive tasks in our lab</text:p>
              </text:list-item>
              <text:list-item>
                <text:p>Dynamic robot control based on readouts and feedb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ample code</text:p>
          </draw:text-box>
        </draw:frame>
        <draw:frame presentation:style-name="pr6" draw:text-style-name="P2" draw:layer="layout" svg:width="26.035cm" svg:height="11.43cm" svg:x="1.77cm" svg:y="5.08cm" presentation:class="outline" presentation:user-transformed="true">
          <draw:text-box>
            <text:p text:style-name="P1"><text:span text:style-name="T1">// Liquids</text:span></text:p>
            <text:p text:style-name="P1"><text:span text:style-name="T2">val</text:span><text:span text:style-name="T3"> liquid1 = </text:span><text:span text:style-name="T2">new</text:span><text:span text:style-name="T3"> Liquid(Properties.Water, CleanPolicy.Thorough)</text:span></text:p>
            <text:p text:style-name="P1"><text:span text:style-name="T2">val</text:span><text:span text:style-name="T3"> liquid2 = </text:span><text:span text:style-name="T2">new</text:span><text:span text:style-name="T3"> Liquid(Properties.Glycerol, CleanPolicy.Decontaminate)</text:span></text:p>
            <text:p text:style-name="P1"><text:span text:style-name="T3"/></text:p>
            <text:p text:style-name="P1"><text:span text:style-name="T1">// Wells</text:span></text:p>
            <text:p text:style-name="P1"><text:span text:style-name="T4">val</text:span><text:span text:style-name="T5"> wells1 = </text:span><text:span text:style-name="T4">new</text:span><text:span text:style-name="T5"> EmptyWells()</text:span></text:p>
            <text:p text:style-name="P1"><text:span text:style-name="T5"/></text:p>
            <text:p text:style-name="P1"><text:span text:style-name="T1">// Generic instructions</text:span></text:p>
            <text:p text:style-name="P1"><text:span text:style-name="T3">pipette(liquid1, wells1, 30 ul)</text:span></text:p>
            <text:p text:style-name="P1"><text:span text:style-name="T3">pipette(liquid2, wells1, 5 ul)</text:span></text:p>
            <text:p text:style-name="P1"><text:span text:style-name="T3"/></text:p>
            <text:p text:style-name="P1"><text:span text:style-name="T1">// Customize</text:span></text:p>
            <text:p text:style-name="P1"><text:span text:style-name="T6">val</text:span><text:span text:style-name="T7"> plate1 = </text:span><text:span text:style-name="T6">new</text:span><text:span text:style-name="T7"> EmptyPlate() at Site.cooled1 model LabwareModel.pcr96</text:span></text:p>
            <text:p text:style-name="P1"><text:span text:style-name="T8">liquid1 at Site.reagents50(1)</text:span></text:p>
            <text:p text:style-name="P1"><text:span text:style-name="T8">liquid2 at Site.reagents15(1)</text:span></text:p>
            <text:p text:style-name="P1"><text:span text:style-name="T7">wells1 at plate1(A1-D4)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256cm" svg:x="1.4cm" svg:y="0.962cm" presentation:class="title" presentation:user-transformed="true">
          <draw:text-box>
            <text:p>Commands in generic protocol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e:</text:p>
                <text:list>
                  <text:list-item>
                    <text:p>Command ID</text:p>
                  </text:list-item>
                  <text:list-item>
                    <text:p>Command arguments (type-safe)</text:p>
                  </text:list-item>
                  <text:list-item>
                    <text:p>Essentially a token to invoke a function</text:p>
                  </text:list-item>
                </text:list>
              </text:list-item>
              <text:list-item>
                <text:p>Levels of abstraction</text:p>
                <text:list>
                  <text:list-item>
                    <text:p>Level 1: commands for target robot</text:p>
                  </text:list-item>
                  <text:list-item>
                    <text:p>Level 2: low-level portable commands (mix, move...)</text:p>
                  </text:list-item>
                  <text:list-item>
                    <text:p>Level 3: high-level commands, fully specified</text:p>
                  </text:list-item>
                  <text:list-item>
                    <text:p>Level 4: high-level commands, indetermin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pen quest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ow to enable conditional branching in scripts?</text:p>
              </text:list-item>
              <text:list-item>
                <text:p>With regard to protocol verification, how to deal with quantities whose values are obtained dynamically during protocol execu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23T16:58:22</meta:creation-date>
    <meta:editing-duration>PT9H42M22S</meta:editing-duration>
    <meta:editing-cycles>21</meta:editing-cycles>
    <dc:date>2011-11-15T21:56:26</dc:date>
    <meta:generator>LibreOffice/3.4$Unix LibreOffice_project/340m1$Build-302</meta:generator>
    <meta:document-statistic meta:object-count="49"/>
  </office:meta>
</office:document-meta>
</file>